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75cm" fo:min-width="4.615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-color="#ffff6d" draw:textarea-horizontal-align="justify" draw:textarea-vertical-align="middle" draw:auto-grow-height="false" fo:min-height="1.75cm" fo:min-width="4.615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-width="0.35cm" draw:marker-end-width="0.35cm" draw:fill-color="#77bc65" draw:textarea-horizontal-align="justify" draw:textarea-vertical-align="middle" draw:auto-grow-height="false" fo:min-height="1.75cm" fo:min-width="4.615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ff6d6d" draw:textarea-horizontal-align="justify" draw:textarea-vertical-align="middle" draw:auto-grow-height="false" fo:min-height="1.75cm" fo:min-width="4.615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4.574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-color="#000000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-color="#ffff6d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-color="#77bc65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ff6d6d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line-height="150%" fo:text-align="center"/>
    </style:style>
    <style:style style:name="P6" style:family="paragraph">
      <loext:graphic-properties draw:fill="none" draw:fill-color="#ffffff"/>
      <style:paragraph-properties fo:line-height="150%" fo:text-align="center" style:writing-mode="lr-tb"/>
      <style:text-properties fo:font-size="28pt" fo:text-shadow="1pt 1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fo:font-size="44pt" fo:text-shadow="1pt 1pt" fo:font-weight="bold" style:font-size-asian="44pt" style:font-weight-asian="bold" style:font-size-complex="44pt" style:font-weight-complex="bold"/>
    </style:style>
    <style:style style:name="T4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5" style:family="text">
      <style:text-properties fo:font-size="28pt" fo:text-shadow="1pt 1pt" style:text-underline-style="none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4" draw:id="id4" draw:layer="layout" svg:width="5.115cm" svg:height="2cm" svg:x="22.585cm" svg:y="9.5cm">
          <text:p text:style-name="P1"><text:span text:style-name="T1">DIRETOR</text:span><text:span text:style-name="T1"><text:line-break/></text:span><text:span text:style-name="T1">DE RECURSOS HUMANOS</text:span><text:span text:style-name="T1"><text:line-break/></text:span><text:span text:style-name="T2">August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115cm" svg:height="2cm" svg:x="15.788cm" svg:y="9.5cm">
          <text:p text:style-name="P1"><text:span text:style-name="T1">DIRETOR</text:span><text:span text:style-name="T1"><text:line-break/></text:span><text:span text:style-name="T1">DE MARKETING</text:span><text:span text:style-name="T1"><text:line-break/></text:span><text:span text:style-name="T2">Dieg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115cm" svg:height="2cm" svg:x="8.991cm" svg:y="9.5cm">
          <text:p text:style-name="P1"><text:span text:style-name="T1">DIRETOR</text:span><text:span text:style-name="T1"><text:line-break/></text:span><text:span text:style-name="T1">FINANCEIRO</text:span><text:span text:style-name="T1"><text:line-break/></text:span><text:span text:style-name="T2">An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5.115cm" svg:height="2cm" svg:x="2.194cm" svg:y="9.5cm">
          <text:p text:style-name="P1"><text:span text:style-name="T1">DIRETOR</text:span><text:span text:style-name="T1"><text:line-break/></text:span><text:span text:style-name="T1">EXECUTIVO / TECNOLOGIA</text:span><text:span text:style-name="T1"><text:line-break/></text:span><text:span text:style-name="T2">Gustavo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3.4cm" svg:height="4.824cm" svg:x="8.15cm" svg:y="1.464cm">
          <draw:text-box>
            <text:p text:style-name="P5"><text:span text:style-name="T3">ORGANOGRAMA</text:span><text:span text:style-name="T4"><text:line-break/></text:span><text:span text:style-name="T5">HERCULES</text:span></text:p>
          </draw:text-box>
        </draw:frame>
        <draw:connector draw:style-name="gr6" draw:text-style-name="P7" draw:layer="layout" svg:x1="7.309cm" svg:y1="10.5cm" svg:x2="8.991cm" svg:y2="10.5cm" draw:start-shape="id1" draw:start-glue-point="1" draw:end-shape="id2" svg:d="M7309 10500h1682" svg:viewBox="0 0 1683 1">
          <text:p/>
        </draw:connector>
        <draw:connector draw:style-name="gr7" draw:text-style-name="P8" draw:layer="layout" svg:x1="14.106cm" svg:y1="10.5cm" svg:x2="15.788cm" svg:y2="10.5cm" draw:start-shape="id2" draw:end-shape="id3" svg:d="M14106 10500h1682" svg:viewBox="0 0 1683 1">
          <text:p/>
        </draw:connector>
        <draw:connector draw:style-name="gr7" draw:text-style-name="P8" draw:layer="layout" svg:x1="20.903cm" svg:y1="10.5cm" svg:x2="22.585cm" svg:y2="10.5cm" draw:start-shape="id3" draw:end-shape="id4" svg:d="M20903 10500h1682" svg:viewBox="0 0 1683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shall </meta:initial-creator>
    <meta:creation-date>2021-10-01T18:45:17.085910691</meta:creation-date>
    <dc:date>2021-11-05T16:34:30.823744041</dc:date>
    <dc:creator>Marshall </dc:creator>
    <meta:editing-duration>PT2M7S</meta:editing-duration>
    <meta:editing-cycles>2</meta:editing-cycles>
    <meta:generator>LibreOffice/7.1.7.2$Linux_X86_64 LibreOffice_project/10$Build-2</meta:generator>
    <meta:document-statistic meta:object-count="8"/>
  </office:meta>
</office:document-meta>
</file>